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cane_devo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19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spell_cr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magical_lif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gambler</text:p>
          </table:table-cell>
          <table:table-cell table:number-columns-repeated="2"/>
          <table:table-cell office:value-type="string" calcext:value-type="string">
            <text:p>big_poison_alchem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4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4"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ele_unit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hunter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59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59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str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0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5:21:27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2-04T15:30:58.822000000</dc:date>
    <meta:editing-cycles>235</meta:editing-cycles>
    <meta:editing-duration>PT12H46M20S</meta:editing-duration>
    <meta:document-statistic meta:table-count="1" meta:cell-count="2685" meta:object-count="0"/>
  </office:meta>
</office:document-meta>
</file>